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39mm"/>
    </style:style>
    <style:style style:name="co2" style:family="table-column">
      <style:table-column-properties fo:break-before="auto" style:column-width="63.57mm"/>
    </style:style>
    <style:style style:name="co3" style:family="table-column">
      <style:table-column-properties fo:break-before="auto" style:column-width="32.33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3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fo:background-color="#66ff66"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5" table:default-cell-style-name="ce1"/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Nom technique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ix/unit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Observ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9">
            <text:p>condensateur</text:p>
          </table:table-cell>
          <table:table-cell office:value-type="string" calcext:value-type="string">
            <text:p>C11,C20,C21,C22,C50,C33,C51,C52,C53,C55,C56,C57,C58,C59,C60,C61,C62,C63,C70,C71,C74,C100,C101,C102,C103,C104</text:p>
          </table:table-cell>
          <table:table-cell table:style-name="ce6" office:value-type="string" calcext:value-type="string">
            <text:p><text:s/>0.1uF CER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Condensateur électrolytique Yageo S5050M0R10B1F-0405 sortie radiale 1.5 mm 0.1 µF 50 V 20 % (Ø x h) 4 mm x 5 mm 1 pc(s) </text:p>
          </table:table-cell>
          <table:table-cell table:formula="of:=[.E2]*[.D2]" office:value-type="float" office:value="2.6" calcext:value-type="float">
            <text:p>2,6</text:p>
          </table:table-cell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C20</text:p>
          </table:table-cell>
          <table:table-cell table:style-name="ce7" office:value-type="string" calcext:value-type="string">
            <text:p>100microF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nrad : Electrolytic capacitor Radial lead 2.5 mm 100 µF 25 Vdc 20 % (Ø x H) 6.3 mm x 11.2 mm Panasonic EEUFC1E101S 1 pc(s) </text:p>
          </table:table-cell>
          <table:table-cell table:formula="of:=[.E3]*[.D3]" office:value-type="float" office:value="0.15" calcext:value-type="float">
            <text:p>0,15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23 </text:p>
          </table:table-cell>
          <table:table-cell table:style-name="ce7" office:value-type="string" calcext:value-type="string">
            <text:p><text:s/>10uF EL 16 Volts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Conrad : <text:s/>Condensateur électrolytique Würth Elektronik 860160372001 sortie radiale 2 mm 10 µF 16 V 20 % (Ø x h) 5 mm x 11 mm 1 pc( </text:p>
          </table:table-cell>
          <table:table-cell table:formula="of:=[.E4]*[.D4]" office:value-type="float" office:value="0.13" calcext:value-type="float">
            <text:p>0,1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30 </text:p>
          </table:table-cell>
          <table:table-cell table:style-name="ce7" office:value-type="string" calcext:value-type="string">
            <text:p><text:s/>1uF EL 16 Volts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Conrad : <text:s/>Condensateur céramique 1210 Würth Elektronik 885012209011 1 µF 16 V 10 % 1 pc(s) </text:p>
          </table:table-cell>
          <table:table-cell table:formula="of:=[.E5]*[.D5]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31,C34,C65 </text:p>
          </table:table-cell>
          <table:table-cell table:style-name="ce7" office:value-type="string" calcext:value-type="string">
            <text:p><text:s/>0.470uF C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b robot ?</text:p>
          </table:table-cell>
          <table:table-cell table:formula="of:=[.E6]*[.D6]" office:value-type="float" office:value="0" calcext:value-type="float">
            <text:p>0</text:p>
          </table:table-cell>
          <table:table-cell office:value-type="string" calcext:value-type="string">
            <text:p>pas trouver a la pc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32 </text:p>
          </table:table-cell>
          <table:table-cell table:style-name="ce7" office:value-type="string" calcext:value-type="string">
            <text:p><text:s/>220uF EL 25 Vo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b robot ?</text:p>
          </table:table-cell>
          <table:table-cell table:formula="of:=[.E7]*[.D7]" office:value-type="float" office:value="0" calcext:value-type="float">
            <text:p>0</text:p>
          </table:table-cell>
          <table:table-cell office:value-type="string" calcext:value-type="string">
            <text:p>pas trouver a la pc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35 </text:p>
          </table:table-cell>
          <table:table-cell table:style-name="ce7" office:value-type="string" calcext:value-type="string">
            <text:p><text:s/>.001uF C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onrad : <text:s/>Condensateur céramique 1 nF 50 V 10 % 1 pc(s) </text:p>
          </table:table-cell>
          <table:table-cell table:formula="of:=[.E8]*[.D8]" office:value-type="float" office:value="0.4" calcext:value-type="float">
            <text:p>0,4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54 </text:p>
          </table:table-cell>
          <table:table-cell table:style-name="ce7" office:value-type="string" calcext:value-type="string">
            <text:p><text:s/>0.01uF CER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Conrad : Condensateur céramique 10 nF 50 V 10 % 1 pc(s)</text:p>
          </table:table-cell>
          <table:table-cell table:formula="of:=[.E9]*[.D9]" office:value-type="float" office:value="0.35" calcext:value-type="float">
            <text:p>0,35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72,C73</text:p>
          </table:table-cell>
          <table:table-cell table:style-name="ce7"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onrad : <text:s/>Condensateur céramique Holystone RDCN220J101DKA 22 pF 100 V/DC 5 % 1 pc(s) </text:p>
          </table:table-cell>
          <table:table-cell table:formula="of:=[.E10]*[.D10]" office:value-type="float" office:value="0.4" calcext:value-type="float">
            <text:p>0,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11">
            <text:p>Résistance</text:p>
          </table:table-cell>
          <table:table-cell office:value-type="string" calcext:value-type="string">
            <text:p>R20,R21,R102</text:p>
          </table:table-cell>
          <table:table-cell table:style-name="ce7" office:value-type="string" calcext:value-type="string">
            <text:p><text:s/>4K7 1/4W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472A50 4.7 kOhm sortie axiale 0207 0.25 W 1 pc(s) </text:p>
          </table:table-cell>
          <table:table-cell table:formula="of:=[.E11]*[.D11]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22 </text:p>
          </table:table-cell>
          <table:table-cell table:style-name="ce7" office:value-type="string" calcext:value-type="string">
            <text:p><text:s/>33 OHMS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330A50 33 Ohm sortie axiale 0207 0.25 W 1 pc(s) </text:p>
          </table:table-cell>
          <table:table-cell table:formula="of:=[.E12]*[.D12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30 </text:p>
          </table:table-cell>
          <table:table-cell table:style-name="ce7" office:value-type="string" calcext:value-type="string">
            <text:p><text:s/>10 OHMS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Résistance à couche carbone Royalohm CFR0W4J0100A50 10 Ohm sortie axiale 0207 0.25 W 1 pc(s)</text:p>
          </table:table-cell>
          <table:table-cell table:formula="of:=[.E13]*[.D13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0 </text:p>
          </table:table-cell>
          <table:table-cell table:style-name="ce7" office:value-type="string" calcext:value-type="string">
            <text:p><text:s/>27 OHMS 1/2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270A20 27 Ohm sortie axiale 0207 0.25 W 1 pc(s) </text:p>
          </table:table-cell>
          <table:table-cell table:formula="of:=[.E14]*[.D14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1,R56,R70,R71,R100 </text:p>
          </table:table-cell>
          <table:table-cell table:style-name="ce7" office:value-type="string" calcext:value-type="string">
            <text:p><text:s/>10K <text:s/>1/4W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Résistance à couche carbone Royalohm CFR0W4J0103A50 10 kOhm sortie axiale 0207 0.25 W 1 pc(s)</text:p>
          </table:table-cell>
          <table:table-cell table:formula="of:=[.E15]*[.D15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2,R58,R59</text:p>
          </table:table-cell>
          <table:table-cell table:style-name="ce7" office:value-type="string" calcext:value-type="string">
            <text:p><text:s/>1K0 <text:s/>1/4W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102A50 1 kOhm sortie axiale 0207 0.25 W 1 pc(s)</text:p>
          </table:table-cell>
          <table:table-cell table:formula="of:=[.E16]*[.D16]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3 </text:p>
          </table:table-cell>
          <table:table-cell table:style-name="ce7" office:value-type="string" calcext:value-type="string">
            <text:p><text:s/>5K6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562A50 5.6 kOhm sortie axiale 0207 0.25 W 1 pc(s) </text:p>
          </table:table-cell>
          <table:table-cell table:formula="of:=[.E17]*[.D17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5 </text:p>
          </table:table-cell>
          <table:table-cell table:style-name="ce7" office:value-type="string" calcext:value-type="string">
            <text:p>680K 1/4W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onrad : Résistance à couche carbone 820 kOhm sortie axiale 0207 0.25 W 1 pc(s)</text:p>
          </table:table-cell>
          <table:table-cell table:formula="of:=[.E18]*[.D18]" office:value-type="float" office:value="0.2" calcext:value-type="float">
            <text:p>0,2</text:p>
          </table:table-cell>
          <table:table-cell office:value-type="string" calcext:value-type="string">
            <text:p>A REPRENDRE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R57 </text:p>
          </table:table-cell>
          <table:table-cell table:style-name="ce7" office:value-type="string" calcext:value-type="string">
            <text:p><text:s/>1M0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 text:c="2"/>Résistance à couche carbone Royalohm CFR0W4J0105A50 1 MOhm sortie axiale 0207 0.25 W 1 pc(s) </text:p>
          </table:table-cell>
          <table:table-cell table:formula="of:=[.E19]*[.D19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72,R73,R74,R75,R76,R77,R78,R79 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 text:c="2"/>Résistance à couche carbone Royalohm CFR0W4J0101A50 100 Ohm sortie axiale 0207 0.25 W 1 pc(s) </text:p>
          </table:table-cell>
          <table:table-cell table:formula="of:=[.E20]*[.D20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80,R101 </text:p>
          </table:table-cell>
          <table:table-cell table:style-name="ce7" office:value-type="string" calcext:value-type="string">
            <text:p>27k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273A20 27 kOhm sortie axiale 0207 0.25 W 1 pc(s) </text:p>
          </table:table-cell>
          <table:table-cell table:formula="of:=[.E21]*[.D21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sible</text:p>
          </table:table-cell>
          <table:table-cell office:value-type="string" calcext:value-type="string">
            <text:p>F21,F22 </text:p>
          </table:table-cell>
          <table:table-cell table:style-name="ce7" office:value-type="string" calcext:value-type="string">
            <text:p><text:s/>1/2 A 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Conrad : <text:s/>Fusible miniature ESKA 887114 sortie radiale rond 500 mA 250 V temporisé -T- 1 pc(s) </text:p>
          </table:table-cell>
          <table:table-cell table:formula="of:=[.E22]*[.D22]" office:value-type="float" office:value="0.9" calcext:value-type="float">
            <text:p>0,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B1 &lt; FB8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23]*[.D23]" office:value-type="float" office:value="0" calcext:value-type="float">
            <text:p>0</text:p>
          </table:table-cell>
          <table:table-cell office:value-type="string" calcext:value-type="string">
            <text:p>Je sais pas ce que c est…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30</text:p>
          </table:table-cell>
          <table:table-cell office:value-type="string" calcext:value-type="string">
            <text:p>LM386N-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CI linéaire - Amplificateur audio Texas Instruments LM386N-4/NOPB 1 canal (mono) Classe AB PDIP-8 1 pc(s)</text:p>
          </table:table-cell>
          <table:table-cell table:formula="of:=[.E24]*[.D24]" office:value-type="float" office:value="1.12" calcext:value-type="float">
            <text:p>1,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0</text:p>
          </table:table-cell>
          <table:table-cell office:value-type="string" calcext:value-type="string">
            <text:p>MAX267BCNG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,6</text:p>
          </table:table-cell>
          <table:table-cell table:style-name="Default" office:value-type="string" calcext:value-type="string">
            <text:p>Mouse electronic : Maxim Integrated MAX267BCNG+</text:p>
          </table:table-cell>
          <table:table-cell table:formula="of:=[.E25]*[.D25]" office:value-type="float" office:value="14.6" calcext:value-type="float">
            <text:p>14,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1</text:p>
          </table:table-cell>
          <table:table-cell office:value-type="string" calcext:value-type="string">
            <text:p>PIC12F675-I/P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Microcontrôleur embarqué Microchip Technology PIC12F675-I/P PDIP-8 8-Bit 20 MHz Nombre I/O 5 1 pc(s)</text:p>
          </table:table-cell>
          <table:table-cell table:formula="of:=[.E26]*[.D26]" office:value-type="float" office:value="2.14" calcext:value-type="float">
            <text:p>2,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2</text:p>
          </table:table-cell>
          <table:table-cell office:value-type="string" calcext:value-type="string">
            <text:p>74HC4051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zon : 1pcs 74HC4051N</text:p>
          </table:table-cell>
          <table:table-cell table:formula="of:=[.E27]*[.D27]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C53</text:p>
          </table:table-cell>
          <table:table-cell office:value-type="string" calcext:value-type="string">
            <text:p>MAX492CPA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/>
            <text:p>CI linéaire - Amplificateur opérationnel Maxim Integrated MAX492CPA+ Usage général PDIP-8 1 pc(s) </text:p>
          </table:table-cell>
          <table:table-cell table:formula="of:=[.E28]*[.D28]" office:value-type="float" office:value="14.99" calcext:value-type="float">
            <text:p>14,9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C70</text:p>
          </table:table-cell>
          <table:table-cell office:value-type="string" calcext:value-type="string">
            <text:p>PIC18F4520-I/P</text:p>
          </table:table-cell>
          <table:table-cell office:value-type="float" office:value="1" calcext:value-type="float">
            <text:p>1</text:p>
          </table:table-cell>
          <table:table-cell office:value-type="float" office:value="4.49" calcext:value-type="float">
            <text:p>4,49</text:p>
          </table:table-cell>
          <table:table-cell office:value-type="string" calcext:value-type="string">
            <text:p/>
            <text:p>Microcontrôleur embarqué Microchip Technology PIC18F45K20-I/P PDIP-40 8-Bit 64 MHz Nombre I/O 35 1 pc(s) </text:p>
          </table:table-cell>
          <table:table-cell table:formula="of:=[.E29]*[.D29]" office:value-type="float" office:value="4.49" calcext:value-type="float">
            <text:p>4,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100</text:p>
          </table:table-cell>
          <table:table-cell office:value-type="string" calcext:value-type="string">
            <text:p>MAX232ACPE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Maxim Integrated MAX232ACPE+</text:p>
          </table:table-cell>
          <table:table-cell table:formula="of:=[.E30]*[.D30]" office:value-type="float" office:value="11.99" calcext:value-type="float">
            <text:p>11,99</text:p>
          </table:table-cell>
          <table:table-cell office:value-type="string" calcext:value-type="string">
            <text:p>Il y a un autre modele a 3,06€ mais je vois pas la diff…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100</text:p>
          </table:table-cell>
          <table:table-cell office:value-type="string" calcext:value-type="string">
            <text:p>2N2222 TO-92 optionnal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Transistor Central Semiconductor corp. 2N2222A NPN Type de boîtier TO-18 I(C) 800 mA Tension de coupure émetteur U(CEO)</text:p>
          </table:table-cell>
          <table:table-cell table:formula="of:=[.E31]*[.D31]" office:value-type="float" office:value="3.4" calcext:value-type="float">
            <text:p>3,4</text:p>
          </table:table-cell>
          <table:table-cell office:value-type="string" calcext:value-type="string">
            <text:p>J ai un doute que c est ce dont nous avons besoin…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VR20</text:p>
          </table:table-cell>
          <table:table-cell office:value-type="string" calcext:value-type="string">
            <text:p>7805 TO-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/>
            <text:p>Régulateur de tension positive TS7805CZ CO boîtier TO-220 Conditionnement: 1 pc(s) Taiwan Semiconductor </text:p>
          </table:table-cell>
          <table:table-cell table:formula="of:=[.E32]*[.D32]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X70</text:p>
          </table:table-cell>
          <table:table-cell table:style-name="ce7" office:value-type="string" calcext:value-type="string">
            <text:p>20mHZ hc4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/>
            <text:p>Quartz 20 Mhz Hc-49/Us-Smd </text:p>
          </table:table-cell>
          <table:table-cell table:formula="of:=[.E33]*[.D33]" office:value-type="float" office:value="0.7" calcext:value-type="float">
            <text:p>0,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ode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1N400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nrad : <text:s/>Accueil &gt; Électronique &gt; Composant actif &gt; Diode &gt; Diodes (Standard/HF/Puissance) Diode Diotec 1N4004 Type de boîtier DO-41 Tension (U) 400 V </text:p>
          </table:table-cell>
          <table:table-cell table:formula="of:=[.E34]*[.D34]" office:value-type="float" office:value="0.15" calcext:value-type="float">
            <text:p>0,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50</text:p>
          </table:table-cell>
          <table:table-cell office:value-type="string" calcext:value-type="string">
            <text:p>1N5819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Conrad : Diode Schottky Fairchild Semiconductor 1N5819 Type de boîtier DO-41</text:p>
          </table:table-cell>
          <table:table-cell table:formula="of:=[.E35]*[.D35]" office:value-type="float" office:value="0.41" calcext:value-type="float">
            <text:p>0,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CD20</text:p>
          </table:table-cell>
          <table:table-cell office:value-type="string" calcext:value-type="string">
            <text:p>lcd 2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6]*[.D36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20</text:p>
          </table:table-cell>
          <table:table-cell table:style-name="ce7" office:value-type="string" calcext:value-type="string">
            <text:p>10k LINEAR TAPER p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7]*[.D37]" office:value-type="float" office:value="0" calcext:value-type="float">
            <text:p>0</text:p>
          </table:table-cell>
          <table:table-cell office:value-type="string" calcext:value-type="string">
            <text:p>Pas necesaire : sert a gerer le contras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30</text:p>
          </table:table-cell>
          <table:table-cell table:style-name="ce7" office:value-type="string" calcext:value-type="string">
            <text:p>10k AUDIO TAPER p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8]*[.D38]" office:value-type="float" office:value="0" calcext:value-type="float">
            <text:p>0</text:p>
          </table:table-cell>
          <table:table-cell office:value-type="string" calcext:value-type="string">
            <text:p>Pas necesaire : sert a gerer le volu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50</text:p>
          </table:table-cell>
          <table:table-cell table:style-name="ce7" office:value-type="string" calcext:value-type="string">
            <text:p>10k LINEAR TAPER p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9]*[.D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70</text:p>
          </table:table-cell>
          <table:table-cell table:style-name="ce7" office:value-type="string" calcext:value-type="string">
            <text:p>10k LINEAR TAPER pot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0]*[.D40]" office:value-type="float" office:value="0" calcext:value-type="float">
            <text:p>0</text:p>
          </table:table-cell>
          <table:table-cell office:value-type="string" calcext:value-type="string">
            <text:p>sert pour le choix dans men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20 </text:p>
          </table:table-cell>
          <table:table-cell office:value-type="string" calcext:value-type="string">
            <text:p><text:s/>SP-ST Miniature Togg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1]*[.D41]" office:value-type="float" office:value="0" calcext:value-type="float">
            <text:p>0</text:p>
          </table:table-cell>
          <table:table-cell office:value-type="string" calcext:value-type="string">
            <text:p>Pas necesaire : sert a gerer le volu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70 </text:p>
          </table:table-cell>
          <table:table-cell office:value-type="string" calcext:value-type="string">
            <text:p><text:s/>NO Miniature Push-Butt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2]*[.D42]" office:value-type="float" office:value="0" calcext:value-type="float">
            <text:p>0</text:p>
          </table:table-cell>
          <table:table-cell office:value-type="string" calcext:value-type="string">
            <text:p>sert pour le choix dans menu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D DISPLAY BOARD</text:p>
          </table:table-cell>
          <table:table-cell table:style-name="ce4"/>
          <table:table-cell table:style-name="ce3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1 </text:p>
          </table:table-cell>
          <table:table-cell office:value-type="string" calcext:value-type="string">
            <text:p><text:s/>.1 uF CER SM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Condensateur électrolytique Yageo S5050M0R10B1F-0405 sortie radiale 1.5 mm 0.1 µF 50 V 20 % (Ø x h) 4 mm x 5 mm 1 pc(s) </text:p>
          </table:table-cell>
          <table:table-cell table:formula="of:=[.E44]*[.D44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1 &lt; L4 </text:p>
          </table:table-cell>
          <table:table-cell office:value-type="string" calcext:value-type="string">
            <text:p><text:s/>0.47 uH inductor S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45]*[.D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1,R2,R3,R4,R5,R6,R8</text:p>
          </table:table-cell>
          <table:table-cell table:style-name="ce7" office:value-type="string" calcext:value-type="string">
            <text:p>150 OHMS 1/4W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nrad : <text:s/>Metal film resistor 150 Ohm Axial lead 0207 0.25 W Royalohm MF006FF1500A50 1 pc(s) </text:p>
          </table:table-cell>
          <table:table-cell table:formula="of:=[.E46]*[.D46]" office:value-type="float" office:value="1.05" calcext:value-type="float">
            <text:p>1,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table:style-name="ce7" office:value-type="string" calcext:value-type="string">
            <text:p>100 OHMS 1/4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7]*[.D47]" office:value-type="float" office:value="0" calcext:value-type="float">
            <text:p>0</text:p>
          </table:table-cell>
          <table:table-cell office:value-type="string" calcext:value-type="string">
            <text:p>Voi au club robot pck gros l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1 </text:p>
          </table:table-cell>
          <table:table-cell office:value-type="string" calcext:value-type="string">
            <text:p>PIC16F628A-I/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8]*[.D48]" office:value-type="float" office:value="0" calcext:value-type="float">
            <text:p>0</text:p>
          </table:table-cell>
          <table:table-cell office:value-type="string" calcext:value-type="string">
            <text:p>Voir f1lv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XPERIMENTAL SWITCHER BOARD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 &lt; D8 </text:p>
          </table:table-cell>
          <table:table-cell office:value-type="string" calcext:value-type="string">
            <text:p><text:s/>HSMP389b pin diode AGILENT Surface Mount, OR YOUR PREFERED PIN DIO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50]*[.D50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1 &lt; C8 </text:p>
          </table:table-cell>
          <table:table-cell office:value-type="string" calcext:value-type="string">
            <text:p><text:s/>470 pF CER 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51]*[.D51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1 &lt; T4 </text:p>
          </table:table-cell>
          <table:table-cell office:value-type="string" calcext:value-type="string">
            <text:p><text:s/>TV 2 holes balun cores taken from 75 Ohms to 300 Ohms adap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52]*[.D52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11 &lt; C15</text:p>
          </table:table-cell>
          <table:table-cell office:value-type="string" calcext:value-type="string">
            <text:p>.1 uF CER SM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Condensateur électrolytique Yageo S5050M0R10B1F-0405 sortie radiale 1.5 mm 0.1 µF 50 V 20 % (Ø x h) 4 mm x 5 mm 1 pc(s) </text:p>
          </table:table-cell>
          <table:table-cell table:formula="of:=[.E53]*[.D53]" office:value-type="float" office:value="0.4" calcext:value-type="float">
            <text:p>0,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L1 &lt; L4 </text:p>
          </table:table-cell>
          <table:table-cell office:value-type="string" calcext:value-type="string">
            <text:p>0.47 uH inductor S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4]*[.D54]" office:value-type="float" office:value="0" calcext:value-type="float">
            <text:p>0</text:p>
          </table:table-cell>
          <table:table-cell office:value-type="string" calcext:value-type="string">
            <text:p>Sur Conrad il y a un SMD, c'est quoi la diff 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R1 &lt; R4 </text:p>
          </table:table-cell>
          <table:table-cell office:value-type="string" calcext:value-type="string">
            <text:p><text:s/>560 Ohms SM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Conrad : <text:s/>Metal film resistor 560 Ohm Axial lead 0207 0.25 W Royalohm MF006FF5600A50 1 pc(s) </text:p>
          </table:table-cell>
          <table:table-cell table:formula="of:=[.E55]*[.D55]" office:value-type="float" office:value="0.56" calcext:value-type="float">
            <text:p>0,5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IC1</text:p>
          </table:table-cell>
          <table:table-cell office:value-type="string" calcext:value-type="string">
            <text:p><text:s/>MAX204CWE SM, RS232 interface, 4 circuits TTL to RS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6]*[.D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sc </text:p>
          </table:table-cell>
          <table:table-cell office:value-type="string" calcext:value-type="string">
            <text:p><text:s/>PCB <text:s/>material, fiberglass rods or white PVC tubes,#26 enam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7]*[.D57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formula="of:=SUM([.G2:.G57])" office:value-type="float" office:value="68.13" calcext:value-type="float">
            <text:p>68,13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09:12:33.06554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9:04:04.434903470</meta:creation-date>
    <dc:date>2016-02-09T11:43:57.451999683</dc:date>
    <meta:editing-duration>PT2H8M15S</meta:editing-duration>
    <meta:editing-cycles>12</meta:editing-cycles>
    <meta:generator>LibreOffice/5.0.2.2$Linux_x86 LibreOffice_project/00m0$Build-2</meta:generator>
    <meta:document-statistic meta:table-count="1" meta:cell-count="327" meta:object-count="0"/>
  </office:meta>
</office:document-meta>
</file>